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782d9" officeooo:paragraph-rsid="000782d9"/>
    </style:style>
    <style:style style:name="P2" style:family="paragraph" style:parent-style-name="Standard">
      <style:text-properties style:font-name="FreeMono" officeooo:rsid="00092fca" officeooo:paragraph-rsid="00092fca"/>
    </style:style>
    <style:style style:name="P3" style:family="paragraph" style:parent-style-name="Standard">
      <style:text-properties style:font-name="FreeMono" officeooo:rsid="000a8f50" officeooo:paragraph-rsid="000a8f50"/>
    </style:style>
    <style:style style:name="P4" style:family="paragraph" style:parent-style-name="Standard">
      <style:text-properties style:font-name="FreeMono" officeooo:rsid="000f7ab9" officeooo:paragraph-rsid="000f7ab9"/>
    </style:style>
    <style:style style:name="T1" style:family="text">
      <style:text-properties officeooo:rsid="000a8f50"/>
    </style:style>
    <style:style style:name="T2" style:family="text">
      <style:text-properties officeooo:rsid="000f7a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8</text:p>
      <text:p text:style-name="P1">GS200</text:p>
      <text:p text:style-name="P1"/>
      <text:p text:style-name="P2">1a.<text:tab/>I haven't previously encountered “Second World” or “Fourth World” in the context of “First vs Third World” living standards. I think it's interesting that the already extremely simplified system was further abstracted to just two scenarios.</text:p>
      <text:p text:style-name="P2"/>
      <text:p text:style-name="P2">1b.<text:tab/><text:span text:style-name="T1">The principle of modernization theory whereby developing nations are implicitly required to follow Western development paths and receive external aid. It just strikes me as odd that this is deemed a linchpin rather than an observation that can be reevaluated. This seems somewhat addressed in Dependency Theory.</text:span></text:p>
      <text:p text:style-name="P2"/>
      <text:p text:style-name="P3">1c.<text:tab/><text:span text:style-name="T2">The Grameen Bank is interesting. In the context of loans I'm only really aware of how damaging loan sharks can be to people with low income, having a bank that generates a more stable social environment for lending seems like a pretty good idea.</text:span></text:p>
      <text:p text:style-name="P3"/>
      <text:p text:style-name="P4">2a.<text:tab/>I'm worried by the case study of Ladakh, and from it I think the outcome of similar efforts to modernize areas will be even critical to regional stability going forward.</text:p>
      <text:p text:style-name="P4"/>
      <text:p text:style-name="P4">2b.<text:tab/>While the models don't make much sense to me, the mode by which areas are made developed (by independent progress or assistance and mimicry of Western culture) will likely be important.</text:p>
      <text:p text:style-name="P4"/>
      <text:p text:style-name="P4">3.<text:tab/>I'd like to know if there are developmental or economic models that account for how digital transfers of currency (online banking or Bitcoin) might change th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0:38:20.282171032</meta:creation-date>
    <dc:date>2016-10-04T11:42:18.529517401</dc:date>
    <meta:editing-duration>PT1H3M57S</meta:editing-duration>
    <meta:editing-cycles>7</meta:editing-cycles>
    <meta:generator>LibreOffice/5.2.1.2$Linux_X86_64 LibreOffice_project/20m0$Build-2</meta:generator>
    <meta:document-statistic meta:table-count="0" meta:image-count="0" meta:object-count="0" meta:page-count="1" meta:paragraph-count="9" meta:word-count="225" meta:character-count="1366" meta:non-whitespace-character-count="1150"/>
  </office:meta>
</office:document-meta>
</file>